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f5e" officeooo:paragraph-rsid="00135f5e"/>
    </style:style>
    <style:style style:name="P2" style:family="paragraph" style:parent-style-name="Standard">
      <style:text-properties officeooo:rsid="0015b787" officeooo:paragraph-rsid="0015b787"/>
    </style:style>
    <style:style style:name="P3" style:family="paragraph" style:parent-style-name="Standard" style:list-style-name="L1">
      <style:text-properties officeooo:rsid="00135f5e" officeooo:paragraph-rsid="00135f5e"/>
    </style:style>
    <style:style style:name="P4" style:family="paragraph" style:parent-style-name="Standard" style:list-style-name="L3">
      <style:text-properties officeooo:rsid="00135f5e" officeooo:paragraph-rsid="00135f5e"/>
    </style:style>
    <style:style style:name="P5" style:family="paragraph" style:parent-style-name="Standard" style:list-style-name="L1">
      <style:text-properties officeooo:rsid="00141ed9" officeooo:paragraph-rsid="00141ed9"/>
    </style:style>
    <style:style style:name="P6" style:family="paragraph" style:parent-style-name="Standard" style:list-style-name="L1">
      <style:text-properties officeooo:rsid="00141ed9" officeooo:paragraph-rsid="0015b787"/>
    </style:style>
    <style:style style:name="P7" style:family="paragraph" style:parent-style-name="Standard" style:list-style-name="L3">
      <style:text-properties officeooo:rsid="00141ed9" officeooo:paragraph-rsid="00141ed9"/>
    </style:style>
    <style:style style:name="P8" style:family="paragraph" style:parent-style-name="Standard" style:list-style-name="L1">
      <style:text-properties officeooo:rsid="0015b787" officeooo:paragraph-rsid="0015b787"/>
    </style:style>
    <style:style style:name="P9" style:family="paragraph" style:parent-style-name="Standard" style:list-style-name="L2">
      <style:text-properties officeooo:rsid="0015b787" officeooo:paragraph-rsid="0015f7c5"/>
    </style:style>
    <style:style style:name="P10" style:family="paragraph" style:parent-style-name="Standard" style:list-style-name="L3">
      <style:text-properties officeooo:rsid="0015b787" officeooo:paragraph-rsid="0015b787"/>
    </style:style>
    <style:style style:name="P11" style:family="paragraph" style:parent-style-name="Standard" style:list-style-name="L1">
      <style:text-properties officeooo:rsid="0015f7c5" officeooo:paragraph-rsid="0015f7c5"/>
    </style:style>
    <style:style style:name="P12" style:family="paragraph" style:parent-style-name="Standard" style:list-style-name="L3">
      <style:text-properties officeooo:rsid="0015f7c5" officeooo:paragraph-rsid="0015f7c5"/>
    </style:style>
    <style:style style:name="T1" style:family="text">
      <style:text-properties officeooo:rsid="00141ed9"/>
    </style:style>
    <style:style style:name="T2" style:family="text">
      <style:text-properties officeooo:rsid="0015f7c5"/>
    </style:style>
    <style:style style:name="T3" style:family="text">
      <style:text-properties officeooo:rsid="0017f3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ts that are not combined with other traits:</text:p>
      <text:list xml:id="list1413996068" text:style-name="L1">
        <text:list-item>
          <text:p text:style-name="P3">collection date</text:p>
        </text:list-item>
        <text:list-item>
          <text:p text:style-name="P3">elevation</text:p>
        </text:list-item>
        <text:list-item>
          <text:p text:style-name="P3">habitat</text:p>
        </text:list-item>
        <text:list-item>
          <text:p text:style-name="P3">lat/long</text:p>
        </text:list-item>
        <text:list-item>
          <text:p text:style-name="P3">TRS</text:p>
        </text:list-item>
        <text:list-item>
          <text:p text:style-name="P3">UTM</text:p>
        </text:list-item>
        <text:list-item>
          <text:p text:style-name="P5">administrative unit</text:p>
        </text:list-item>
        <text:list-item>
          <text:p text:style-name="P5">associated taxa</text:p>
        </text:list-item>
        <text:list-item>
          <text:p text:style-name="P5">habit</text:p>
        </text:list-item>
        <text:list-item>
          <text:p text:style-name="P5">locality</text:p>
        </text:list-item>
        <text:list-item>
          <text:p text:style-name="P8">collector</text:p>
        </text:list-item>
        <text:list-item>
          <text:p text:style-name="P8">determiner</text:p>
        </text:list-item>
        <text:list-item>
          <text:p text:style-name="P8">other jobs like verifier etc.</text:p>
        </text:list-item>
        <text:list-item>
          <text:p text:style-name="P8">plant duration</text:p>
        </text:list-item>
        <text:list-item>
          <text:p text:style-name="P8">flower location</text:p>
        </text:list-item>
        <text:list-item>
          <text:p text:style-name="P8">flower morphology</text:p>
        </text:list-item>
        <text:list-item>
          <text:p text:style-name="P8">formula terms</text:p>
        </text:list-item>
        <text:list-item>
          <text:p text:style-name="P8">leaf duration</text:p>
        </text:list-item>
        <text:list-item>
          <text:p text:style-name="P8">leaf folding</text:p>
        </text:list-item>
        <text:list-item>
          <text:p text:style-name="P8">general morphology</text:p>
        </text:list-item>
        <text:list-item>
          <text:p text:style-name="P8">odor (just started so not many yet)</text:p>
        </text:list-item>
        <text:list-item>
          <text:p text:style-name="P8">reproduction</text:p>
        </text:list-item>
        <text:list-item>
          <text:p text:style-name="P11">venation</text:p>
        </text:list-item>
        <text:list-item>
          <text:p text:style-name="P11">woodiness</text:p>
        </text:list-item>
      </text:list>
      <text:p text:style-name="P1"/>
      <text:p text:style-name="P2">Top level:</text:p>
      <text:list xml:id="list3321342455" text:style-name="L2">
        <text:list-item>
          <text:p text:style-name="P9">female_flower_part</text:p>
        </text:list-item>
        <text:list-item>
          <text:p text:style-name="P9">flower_part</text:p>
        </text:list-item>
        <text:list-item>
          <text:p text:style-name="P9">fruit_part</text:p>
        </text:list-item>
        <text:list-item>
          <text:p text:style-name="P9">inflorescence</text:p>
        </text:list-item>
        <text:list-item>
          <text:p text:style-name="P9">leaf_part</text:p>
        </text:list-item>
        <text:list-item>
          <text:p text:style-name="P9">male_flower_part</text:p>
        </text:list-item>
        <text:list-item>
          <text:p text:style-name="P9">plant_part</text:p>
        </text:list-item>
        <text:list-item>
          <text:p text:style-name="P9">subpart <text:span text:style-name="T2">(it’s not really at the top but tr</text:span><text:span text:style-name="T3">e</text:span><text:span text:style-name="T2">at it like it is for th</text:span><text:span text:style-name="T3">is</text:span><text:span text:style-name="T2"> list)</text:span></text:p>
        </text:list-item>
      </text:list>
      <text:list xml:id="list115454214095524" text:continue-list="list1413996068" text:style-name="L1">
        <text:list-item>
          <text:p text:style-name="P6">taxon</text:p>
        </text:list-item>
        <text:list-item>
          <text:p text:style-name="P6">taxon like</text:p>
          <text:p text:style-name="P6"/>
        </text:list-item>
      </text:list>
      <text:p text:style-name="P1">Traits associated with a plant part or plant subpart or a combination so the following list expands into many many traits. For example, color can refer to a flower color or a leaf color. Also note that sexual dimorphism is also considered.</text:p>
      <text:p text:style-name="P1"/>
      <text:list xml:id="list1463662500" text:style-name="L3">
        <text:list-item>
          <text:p text:style-name="P4"><text:span text:style-name="T1">c</text:span>olor</text:p>
        </text:list-item>
        <text:list-item>
          <text:p text:style-name="P7">margin</text:p>
        </text:list-item>
        <text:list-item>
          <text:p text:style-name="P7">count (including suffix counts)</text:p>
        </text:list-item>
        <text:list-item>
          <text:p text:style-name="P7">size (length, width, height, DBH, etc.)</text:p>
        </text:list-item>
        <text:list-item>
          <text:p text:style-name="P10">sex</text:p>
        </text:list-item>
        <text:list-item>
          <text:p text:style-name="P12">part location</text:p>
        </text:list-item>
        <text:list-item>
          <text:p text:style-name="P12">leaf shape</text:p>
        </text:list-item>
        <text:list-item>
          <text:p text:style-name="P12">surfa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1:07:06.285578639</meta:creation-date>
    <meta:generator>LibreOffice/7.3.7.2$Linux_X86_64 LibreOffice_project/30$Build-2</meta:generator>
    <dc:date>2023-09-14T11:54:53.577019685</dc:date>
    <meta:editing-duration>PT12M56S</meta:editing-duration>
    <meta:editing-cycles>4</meta:editing-cycles>
    <meta:document-statistic meta:table-count="0" meta:image-count="0" meta:object-count="0" meta:page-count="1" meta:paragraph-count="46" meta:word-count="183" meta:character-count="935" meta:non-whitespace-character-count="840"/>
  </office:meta>
</office:document-meta>
</file>